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65.4pt"/>
    </style:style>
    <style:style style:name="co9" style:family="table-column">
      <style:table-column-properties fo:break-before="auto" style:column-width="52.3pt"/>
    </style:style>
    <style:style style:name="co10" style:family="table-column">
      <style:table-column-properties fo:break-before="auto" style:column-width="50.51pt"/>
    </style:style>
    <style:style style:name="co11" style:family="table-column">
      <style:table-column-properties fo:break-before="auto" style:column-width="181.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8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A &amp;E</text:p>
          </table:table-cell>
          <table:table-cell table:style-name="ce4" office:value-type="string" calcext:value-type="string">
            <text:p>A&amp;F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Default" office:value-type="string" calcext:value-type="string">
            <text:p>B&amp;E</text:p>
          </table:table-cell>
          <table:table-cell table:style-name="Default" office:value-type="string" calcext:value-type="string">
            <text:p>B&amp;F</text:p>
          </table:table-cell>
          <table:table-cell table:style-name="ce4" office:value-type="string" calcext:value-type="string">
            <text:p>C &amp; D</text:p>
          </table:table-cell>
          <table:table-cell office:value-type="string" calcext:value-type="string">
            <text:p>C&amp;E</text:p>
          </table:table-cell>
          <table:table-cell office:value-type="string" calcext:value-type="string">
            <text:p>C&amp;F</text:p>
          </table:table-cell>
          <table:table-cell office:value-type="string" calcext:value-type="string">
            <text:p>D&amp;E</text:p>
          </table:table-cell>
          <table:table-cell office:value-type="string" calcext:value-type="string">
            <text:p>D&amp;F</text:p>
          </table:table-cell>
          <table:table-cell office:value-type="string" calcext:value-type="string">
            <text:p>E&amp;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K5]+2*[.K6]+4*[.K7]+8*[.K8]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K5:.K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/>
          <table:table-cell table:formula="of:=7*6" office:value-type="float" office:value="42" calcext:value-type="float">
            <text:p>42</text:p>
          </table:table-cell>
          <table:table-cell/>
          <table:table-cell table:formula="of:=15*7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3"/>
          <table:table-cell table:formula="of:=SUM([.L14:.L16])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I5:.I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J5:.J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formula="of:=FACT(3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formula="of:=FACT(5)" office:value-type="float" office:value="120" calcext:value-type="float">
            <text:p>120</text:p>
          </table:table-cell>
          <table:table-cell table:formula="of:=FACT(5)/FACT(3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formula="of:=FACT(4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formula="of:=FACT(6)" office:value-type="float" office:value="720" calcext:value-type="float">
            <text:p>7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I5:.J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formula="of:=120*7" office:value-type="float" office:value="840" calcext:value-type="float">
            <text:p>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I6:.J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I7:.J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I8:.J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I5];[.K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I6];[.K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I7];[.K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I8];[.K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J5:.K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J6:.K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J7:.K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J8:.K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/>
          <table:table-cell office:value-type="string" calcext:value-type="string">
            <text:p>W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/>
          <table:table-cell office:value-type="string" calcext:value-type="string">
            <text:p>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table:number-columns-repeated="2"/>
          <table:table-cell table:formula="of:=SUM([.C5:.C9])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4:27:25.551000000</meta:creation-date>
    <dc:date>2017-08-12T17:59:10.835000000</dc:date>
    <meta:editing-duration>PT2H15M26S</meta:editing-duration>
    <meta:editing-cycles>1</meta:editing-cycles>
    <meta:document-statistic meta:table-count="2" meta:cell-count="166" meta:object-count="0"/>
    <meta:generator>LibreOffice/5.4.0.3$Windows_X86_64 LibreOffice_project/7556cbc6811c9d992f4064ab9287069087d7f62c</meta:generator>
  </office:meta>
</office:document-meta>
</file>